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elusiona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the investor’s delusional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cession" table:style-name="ta1"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the investor’s delusional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recessi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the investor’s delusional</text:p>
          </table:table-cell>
          <table:table-cell office:value-type="string" calcext:value-type="string">
            <text:p>recession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00" calcext:value-type="float">
            <text:p>300.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percentage" office:value="0.85" calcext:value-type="percentage">
            <text:p>85.00%</text:p>
          </table:table-cell>
          <table:table-cell office:value-type="float" office:value="400" calcext:value-type="float">
            <text:p>400.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percentage" office:value="0.95" calcext:value-type="percentage">
            <text:p>95.00%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500" calcext:value-type="float">
            <text:p>50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800" calcext:value-type="float">
            <text:p>800.00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the investor’s delusional</text:p>
          </table:table-cell>
          <table:table-cell office:value-type="string" calcext:value-type="string">
            <text:p>recession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600" calcext:value-type="float">
            <text:p>600.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percentage" office:value="0.85" calcext:value-type="percentage">
            <text:p>85.00%</text:p>
          </table:table-cell>
          <table:table-cell office:value-type="float" office:value="850" calcext:value-type="float">
            <text:p>850.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1200" calcext:value-type="float">
            <text:p>1,20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2000" calcext:value-type="float">
            <text:p>2,000.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ce2"/>
        <table:table-row table:style-name="ro1">
          <table:table-cell table:style-name="ce5" office:value-type="string" calcext:value-type="string">
            <text:p>the investor’s delusional</text:p>
          </table:table-cell>
          <table:table-cell office:value-type="string" calcext:value-type="string">
            <text:p>recession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400" calcext:value-type="float">
            <text:p>400.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700" calcext:value-type="float">
            <text:p>700.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200" calcext:value-type="float">
            <text:p>1,200.00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2000" calcext:value-type="float">
            <text:p>2,000.00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sse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current pric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19.9" calcext:value-type="float">
            <text:p>31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23:37:14.923070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7:34:03.992721876</meta:creation-date>
    <dc:date>2020-02-23T23:43:16.619137281</dc:date>
    <meta:editing-duration>PT8H30M8S</meta:editing-duration>
    <meta:editing-cycles>58</meta:editing-cycles>
    <meta:generator>LibreOffice/6.0.7.3$Linux_X86_64 LibreOffice_project/00m0$Build-3</meta:generator>
    <meta:document-statistic meta:table-count="6" meta:cell-count="145" meta:object-count="0"/>
  </office:meta>
</office:document-meta>
</file>